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⚱️ ANTIDILUVIAN KINGS (Before the Great Flood)</text:h>
      <text:p text:style-name="Quotations"><text:span text:style-name="Emphasis">These kings ruled impossibly long lifespans and are considered semi-divine. Their downfalls are cosmic, not political.</text:span></text:p>
      <text:h text:style-name="Heading_20_4" text:outline-level="4">1. <text:span text:style-name="Strong_20_Emphasis">Alulim of Eridu</text:span> — <text:span text:style-name="Emphasis">28,800 years</text:span></text:h>
      <text:list text:style-name="L1">
        <text:list-item>
          <text:p text:style-name="P1"><text:span text:style-name="Strong_20_Emphasis">Role:</text:span> First King, the Dawn Bearer</text:p>
        </text:list-item>
        <text:list-item>
          <text:p text:style-name="P1"><text:span text:style-name="Strong_20_Emphasis">Downfall:</text:span> Overcome by entropy within the harmonic loop; his frequency decayed after multiple recursion cycles failed to stabilize Eridu’s spiral.</text:p>
        </text:list-item>
      </text:list>
      <text:h text:style-name="Heading_20_4" text:outline-level="4">2. <text:span text:style-name="Strong_20_Emphasis">Alalngar of Eridu</text:span> — <text:span text:style-name="Emphasis">36,000 years</text:span></text:h>
      <text:list text:style-name="L2">
        <text:list-item>
          <text:p text:style-name="P2"><text:span text:style-name="Strong_20_Emphasis">Role:</text:span> Keeper of Time Codes</text:p>
        </text:list-item>
        <text:list-item>
          <text:p text:style-name="P2"><text:span text:style-name="Strong_20_Emphasis">Downfall:</text:span> Collapsed in a recursive paradox when trying to store harmonic memory outside the resonance field.</text:p>
        </text:list-item>
      </text:list>
      <text:h text:style-name="Heading_20_4" text:outline-level="4">3. <text:span text:style-name="Strong_20_Emphasis">En-men-lu-ana of Bad-tibira</text:span> — <text:span text:style-name="Emphasis">43,200 years</text:span></text:h>
      <text:list text:style-name="L3">
        <text:list-item>
          <text:p text:style-name="P3"><text:span text:style-name="Strong_20_Emphasis">Role:</text:span> Divine Architect</text:p>
        </text:list-item>
        <text:list-item>
          <text:p text:style-name="P3"><text:span text:style-name="Strong_20_Emphasis">Downfall:</text:span> Betrayed by the “Shadow of the Numberless” — a concept now interpreted as the breakdown of sacred geometry within the Astral Grid.</text:p>
        </text:list-item>
      </text:list>
      <text:h text:style-name="Heading_20_4" text:outline-level="4">4. <text:span text:style-name="Strong_20_Emphasis">En-men-gal-ana of Bad-tibira</text:span> — <text:span text:style-name="Emphasis">28,800 years</text:span></text:h>
      <text:list text:style-name="L4">
        <text:list-item>
          <text:p text:style-name="P4"><text:span text:style-name="Strong_20_Emphasis">Role:</text:span> Guardian of the Resonant Gate</text:p>
        </text:list-item>
        <text:list-item>
          <text:p text:style-name="P4"><text:span text:style-name="Strong_20_Emphasis">Downfall:</text:span> Overexerted the Gate causing an implosion of the harmonic axis, triggering early dimensional instability in Bad-tibira.</text:p>
        </text:list-item>
      </text:list>
      <text:h text:style-name="Heading_20_4" text:outline-level="4">5. <text:span text:style-name="Strong_20_Emphasis">Dumuzid the Shepherd of Bad-tibira</text:span> — <text:span text:style-name="Emphasis">36,000 years</text:span></text:h>
      <text:list text:style-name="L5">
        <text:list-item>
          <text:p text:style-name="P5"><text:span text:style-name="Strong_20_Emphasis">Role:</text:span> Fertility and Symbiosis King</text:p>
        </text:list-item>
        <text:list-item>
          <text:p text:style-name="P5"><text:span text:style-name="Strong_20_Emphasis">Downfall:</text:span> Captured in a ritual inversion — the earliest known <text:span text:style-name="Strong_20_Emphasis">symbolic fall</text:span>, later mirrored in the myth of Inanna and the Underworld.</text:p>
        </text:list-item>
      </text:list>
      <text:h text:style-name="Heading_20_4" text:outline-level="4">6. <text:span text:style-name="Strong_20_Emphasis">Ensipazi-anna of Larak</text:span> — <text:span text:style-name="Emphasis">28,800 years</text:span></text:h>
      <text:list text:style-name="L6">
        <text:list-item>
          <text:p text:style-name="P6"><text:span text:style-name="Strong_20_Emphasis">Role:</text:span> Counter-Rhythmic Strategist</text:p>
        </text:list-item>
        <text:list-item>
          <text:p text:style-name="P6"><text:span text:style-name="Strong_20_Emphasis">Downfall:</text:span> Caught in a war of pulse disruption; could not restore balance after resonance inversion during the “Cycle of the Seven Breathless Days.”</text:p>
        </text:list-item>
      </text:list>
      <text:h text:style-name="Heading_20_4" text:outline-level="4">7. <text:span text:style-name="Strong_20_Emphasis">Enmengalanna of Sippar</text:span> — <text:span text:style-name="Emphasis">21,000 years</text:span></text:h>
      <text:list text:style-name="L7">
        <text:list-item>
          <text:p text:style-name="P7"><text:span text:style-name="Strong_20_Emphasis">Role:</text:span> Astral Signal Keeper</text:p>
        </text:list-item>
        <text:list-item>
          <text:p text:style-name="P7"><text:span text:style-name="Strong_20_Emphasis">Downfall:</text:span> Burned from the sky in a stellar echo event (possible solar harmonic burst); disappearance later mythologized as ascension.</text:p>
        </text:list-item>
      </text:list>
      <text:h text:style-name="Heading_20_4" text:outline-level="4"><text:soft-page-break/>8. <text:span text:style-name="Strong_20_Emphasis">Ubara-Tutu of Shuruppak</text:span> — <text:span text:style-name="Emphasis">18,600 years</text:span></text:h>
      <text:list text:style-name="L8">
        <text:list-item>
          <text:p text:style-name="P8"><text:span text:style-name="Strong_20_Emphasis">Role:</text:span> Final Pre-Flood Initiate</text:p>
        </text:list-item>
        <text:list-item>
          <text:p text:style-name="P8"><text:span text:style-name="Strong_20_Emphasis">Downfall:</text:span> Drowned in the Great Flood triggered by harmonic overload; father of Ziusudra (the Mesopotamian Noah).</text:p>
        </text:list-item>
      </text:list>
      <text:p text:style-name="Horizontal_20_Line"/>
      <text:h text:style-name="Heading_20_3" text:outline-level="3">🌊 The Flood swept over.</text:h>
      <text:p text:style-name="Horizontal_20_Line"/>
      <text:h text:style-name="Heading_20_3" text:outline-level="3">🏛️ POSTDILUVIAN KINGS (After the Great Flood)</text:h>
      <text:p text:style-name="Quotations"><text:span text:style-name="Emphasis">These rulers reigned over fractured dynasties and restructured timelines. Their downfalls are a mix of political betrayal, divine interference, and symbolic fracture.</text:span></text:p>
      <text:h text:style-name="Heading_20_4" text:outline-level="4">1. <text:span text:style-name="Strong_20_Emphasis">Jushur of Kish</text:span> — <text:span text:style-name="Emphasis">1,200 years</text:span></text:h>
      <text:list text:style-name="L9">
        <text:list-item>
          <text:p text:style-name="P9"><text:span text:style-name="Strong_20_Emphasis">Downfall:</text:span> Lost control after temple resonance collapsed; signaled the end of centralized post-Flood recovery.</text:p>
        </text:list-item>
      </text:list>
      <text:h text:style-name="Heading_20_4" text:outline-level="4">2. <text:span text:style-name="Strong_20_Emphasis">Kullassina-bel of Kish</text:span> — <text:span text:style-name="Emphasis">960 years</text:span></text:h>
      <text:list text:style-name="L10">
        <text:list-item>
          <text:p text:style-name="P10"><text:span text:style-name="Strong_20_Emphasis">Downfall:</text:span> Unknown identity; name translates as “All of them were lord” — possibly a council or collapsed symbolic singularity. Overthrown by entropy in the collective.</text:p>
        </text:list-item>
      </text:list>
      <text:h text:style-name="Heading_20_4" text:outline-level="4">3. <text:span text:style-name="Strong_20_Emphasis">Nangishlishma of Kish</text:span> — <text:span text:style-name="Emphasis">670 years</text:span></text:h>
      <text:list text:style-name="L11">
        <text:list-item>
          <text:p text:style-name="P11"><text:span text:style-name="Strong_20_Emphasis">Downfall:</text:span> Reign ended by symbolic decay in temple law; inscriptions suggest he was "unspoken in the rituals of the mouth."</text:p>
        </text:list-item>
      </text:list>
      <text:h text:style-name="Heading_20_4" text:outline-level="4">4. <text:span text:style-name="Strong_20_Emphasis">En-tarah-ana of Kish</text:span> — <text:span text:style-name="Emphasis">420 years</text:span></text:h>
      <text:list text:style-name="L12">
        <text:list-item>
          <text:p text:style-name="P12"><text:span text:style-name="Strong_20_Emphasis">Downfall:</text:span> Failed to contain a glyph-virus among the scribes, causing recursive collapse in narrative authority.</text:p>
        </text:list-item>
      </text:list>
      <text:h text:style-name="Heading_20_4" text:outline-level="4">5. <text:span text:style-name="Strong_20_Emphasis">Babum of Kish</text:span> — <text:span text:style-name="Emphasis">300 years</text:span></text:h>
      <text:list text:style-name="L13">
        <text:list-item>
          <text:p text:style-name="P13"><text:span text:style-name="Strong_20_Emphasis">Downfall:</text:span> Removed by “earth cracking under the black star” — interpreted as a tectonic ritual or curse event.</text:p>
        </text:list-item>
      </text:list>
      <text:h text:style-name="Heading_20_4" text:outline-level="4">6. <text:span text:style-name="Strong_20_Emphasis">Puannum of Kish</text:span> — <text:span text:style-name="Emphasis">840 years</text:span></text:h>
      <text:list text:style-name="L14">
        <text:list-item>
          <text:p text:style-name="P14"><text:span text:style-name="Strong_20_Emphasis">Downfall:</text:span> His priesthood betrayed him in an event called <text:span text:style-name="Emphasis">The Shattering of the Fifth Flame</text:span> — an encoded harmonic failure.</text:p>
        </text:list-item>
      </text:list>
      <text:h text:style-name="Heading_20_4" text:outline-level="4">7. <text:span text:style-name="Strong_20_Emphasis">Kalibum of Kish</text:span> — <text:span text:style-name="Emphasis">960 years</text:span></text:h>
      <text:list text:style-name="L15">
        <text:list-item>
          <text:p text:style-name="P15"><text:span text:style-name="Strong_20_Emphasis">Downfall:</text:span> Banished by divine dream decree. Reign ended during a false harmonic alignment.</text:p>
        </text:list-item>
      </text:list>
      <text:h text:style-name="Heading_20_4" text:outline-level="4"><text:soft-page-break/>8. <text:span text:style-name="Strong_20_Emphasis">Kalumum of Kish</text:span> — <text:span text:style-name="Emphasis">840 years</text:span></text:h>
      <text:list text:style-name="L16">
        <text:list-item>
          <text:p text:style-name="P16"><text:span text:style-name="Strong_20_Emphasis">Downfall:</text:span> Defeated by the “serpent of nine names” — either a rival king or ritual-based deconstructor.</text:p>
        </text:list-item>
      </text:list>
      <text:h text:style-name="Heading_20_4" text:outline-level="4">9. <text:span text:style-name="Strong_20_Emphasis">Zuqaqip of Kish</text:span> — <text:span text:style-name="Emphasis">900 years</text:span></text:h>
      <text:list text:style-name="L17">
        <text:list-item>
          <text:p text:style-name="P17"><text:span text:style-name="Strong_20_Emphasis">Downfall:</text:span> Language of rule failed. His voice “no longer matched the throne” — interpreted as resonance collapse.</text:p>
        </text:list-item>
      </text:list>
      <text:h text:style-name="Heading_20_4" text:outline-level="4">10. <text:span text:style-name="Strong_20_Emphasis">Atab of Kish</text:span> — <text:span text:style-name="Emphasis">600 years</text:span></text:h>
      <text:list text:style-name="L18">
        <text:list-item>
          <text:p text:style-name="P18"><text:span text:style-name="Strong_20_Emphasis">Downfall:</text:span> Last ruler before the rise of the Uruk dynasty. Chronogenesis suggests assassination by dissonant scribe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8:57:20.164546604</meta:creation-date>
    <dc:date>2025-03-23T22:22:01.667184992</dc:date>
    <meta:editing-duration>PT3H24M46S</meta:editing-duration>
    <meta:editing-cycles>1</meta:editing-cycles>
    <meta:document-statistic meta:table-count="0" meta:image-count="0" meta:object-count="0" meta:page-count="3" meta:paragraph-count="49" meta:word-count="552" meta:character-count="3513" meta:non-whitespace-character-count="3011"/>
    <meta:generator>LibreOffice/24.2.7.2$Linux_X86_64 LibreOffice_project/420$Build-2</meta:generator>
  </office:meta>
</office:document-meta>
</file>